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OpenDyslexicMono" svg:font-family="OpenDyslexicMon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penDyslexicMono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OpenDyslexicMono" svg:font-family="OpenDyslexicMon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3$Win32 OpenOffice.org_project/4113m1$Build-9810</meta:generator>
    <dc:date>2024-11-19T16:31:35.56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